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02ff9" officeooo:paragraph-rsid="00002ff9"/>
    </style:style>
    <style:style style:name="P2" style:family="paragraph" style:parent-style-name="Standard" style:list-style-name="L1">
      <style:text-properties officeooo:rsid="00021ccd" officeooo:paragraph-rsid="00021ccd"/>
    </style:style>
    <style:style style:name="P3" style:family="paragraph" style:parent-style-name="Standard">
      <style:text-properties officeooo:rsid="00021ccd" officeooo:paragraph-rsid="00021ccd"/>
    </style:style>
    <style:style style:name="P4" style:family="paragraph" style:parent-style-name="Standard">
      <style:text-properties officeooo:rsid="000dafe2" officeooo:paragraph-rsid="000dafe2"/>
    </style:style>
    <style:style style:name="P5" style:family="paragraph" style:parent-style-name="Standard">
      <style:text-properties officeooo:rsid="000fec96" officeooo:paragraph-rsid="000fec96"/>
    </style:style>
    <style:style style:name="T1" style:family="text">
      <style:text-properties officeooo:rsid="00021ccd"/>
    </style:style>
    <style:style style:name="T2" style:family="text">
      <style:text-properties officeooo:rsid="00039a23"/>
    </style:style>
    <style:style style:name="T3" style:family="text">
      <style:text-properties officeooo:rsid="0004989e"/>
    </style:style>
    <style:style style:name="T4" style:family="text">
      <style:text-properties officeooo:rsid="0004ce81"/>
    </style:style>
    <style:style style:name="T5" style:family="text">
      <style:text-properties officeooo:rsid="00069e66"/>
    </style:style>
    <style:style style:name="T6" style:family="text">
      <style:text-properties officeooo:rsid="0008a17d"/>
    </style:style>
    <style:style style:name="T7" style:family="text">
      <style:text-properties officeooo:rsid="0009c904"/>
    </style:style>
    <style:style style:name="T8" style:family="text">
      <style:text-properties officeooo:rsid="000b3512"/>
    </style:style>
    <style:style style:name="T9" style:family="text">
      <style:text-properties officeooo:rsid="000c7885"/>
    </style:style>
    <style:style style:name="T10" style:family="text">
      <style:text-properties officeooo:rsid="000ca514"/>
    </style:style>
    <style:style style:name="T11" style:family="text">
      <style:text-properties officeooo:rsid="000f504b"/>
    </style:style>
    <style:style style:name="T12" style:family="text">
      <style:text-properties officeooo:rsid="0010f96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<text:span text:style-name="T1">ScriptGlue:</text:span></text:p>
      <text:list xml:id="list3563130720" text:style-name="L1">
        <text:list-item>
          <text:p text:style-name="P2">Espone tutte le funzioni necessarie a C#</text:p>
        </text:list-item>
      </text:list>
      <text:p text:style-name="P3">- <text:span text:style-name="T2">Script class: contiene metodi e attributi relativi a una classe</text:span></text:p>
      <text:p text:style-name="P3">- <text:span text:style-name="T2">Script instance: usa una script class per chiamare i metodi e modificare i valori di una certa istanza</text:span></text:p>
      <text:p text:style-name="P3">- <text:span text:style-name="T3">ScriptComponent: al suo interno contiene un riferimento a uno script</text:span></text:p>
      <text:p text:style-name="P3"/>
      <text:p text:style-name="P5">- C#: Main contiene tutte le internal calls. Si possono raggruppare creando delle classi che chiamano quelle funzioni</text:p>
      <text:p text:style-name="P5">- <text:span text:style-name="T12">Lato C#</text:span></text:p>
      <text:p text:style-name="P5"/>
      <text:p text:style-name="P3">- <text:span text:style-name="T4">Istanzia gli script OnRuntimeStart</text:span></text:p>
      <text:p text:style-name="P3">- <text:span text:style-name="T5">Salva le </text:span><text:span text:style-name="T12">i</text:span><text:span text:style-name="T5">stanze degli script da qualche parte (uno script per tipo per entità, ogni entità ne ha un vettore)</text:span></text:p>
      <text:p text:style-name="P3">- <text:span text:style-name="T6">Pulisci tutto OnRuntimeStop</text:span></text:p>
      <text:p text:style-name="P3">- <text:span text:style-name="T7">Chiama OnStart e OnUpdate lato C#. </text:span><text:span text:style-name="T8">In futuro sarebbero da aggiungere pure FixedUpdate e LateUpdate</text:span></text:p>
      <text:p text:style-name="P3">- <text:span text:style-name="T3">Interfaccia dello scriptcomponent: dropdown per scegliere una classe + drag n drop per trascinare uno script. Le proprietà vengono dedotte dinamicamente</text:span></text:p>
      <text:p text:style-name="P3">- <text:span text:style-name="T9">Usa MethodTunks per le cose che vengono chiamate frequentemente </text:span><text:span text:style-name="T10">da C++ a C#</text:span></text:p>
      <text:p text:style-name="P3"/>
      <text:p text:style-name="P4">Test:</text:p>
      <text:p text:style-name="P4">- Logga OnCreate, logga timestep OnUpdate</text:p>
      <text:p text:style-name="P4">- Muovi oggetto con WAS<text:span text:style-name="T11">D (no fisica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07T18:30:09.533000000</dc:date>
    <meta:editing-duration>PT1H53M55S</meta:editing-duration>
    <meta:editing-cycles>15</meta:editing-cycles>
    <meta:generator>LibreOffice/7.2.4.1$Windows_X86_64 LibreOffice_project/27d75539669ac387bb498e35313b970b7fe9c4f9</meta:generator>
    <meta:document-statistic meta:table-count="0" meta:image-count="0" meta:object-count="0" meta:page-count="1" meta:paragraph-count="16" meta:word-count="168" meta:character-count="1008" meta:non-whitespace-character-count="857"/>
  </office:meta>
</office:document-meta>
</file>